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Google Sans" svg:font-family="'Google Sans', Arial, sans-serif"/>
    <style:font-face style:name="OpenSymbol" svg:font-family="OpenSymbol"/>
    <style:font-face style:name="Google Sans1" svg:font-family="'Google Sans', Arial, sans-serif"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variant="normal" fo:text-transform="none" fo:color="#0a0a0a" style:font-name="Google Sans" fo:font-size="15pt" fo:letter-spacing="normal" fo:font-style="normal" fo:font-weight="bold" style:font-size-asian="18pt" style:font-weight-asian="bold" style:font-size-complex="18pt" style:font-weight-complex="bold"/>
    </style:style>
    <style:style style:name="P3" style:family="paragraph" style:parent-style-name="Standard">
      <style:paragraph-properties fo:margin-left="0cm" fo:margin-right="0cm" style:line-height-at-least="0.741cm" fo:orphans="2" fo:widows="2" fo:text-indent="0cm" style:auto-text-indent="false"/>
      <style:text-properties fo:font-variant="normal" fo:text-transform="none" fo:color="#0a0a0a" style:font-name="Google Sans" fo:font-size="15pt" fo:letter-spacing="normal" fo:font-style="normal" fo:font-weight="bold"/>
    </style:style>
    <style:style style:name="P4" style:family="paragraph" style:parent-style-name="Standard">
      <style:paragraph-properties fo:margin-left="0cm" fo:margin-right="0cm" style:line-height-at-least="0.635cm" fo:orphans="2" fo:widows="2" fo:text-indent="0cm" style:auto-text-indent="false"/>
    </style:style>
    <style:style style:name="P5" style:family="paragraph" style:parent-style-name="Standard">
      <style:paragraph-properties fo:margin-left="0cm" fo:margin-right="0cm" fo:margin-top="0cm" fo:margin-bottom="0.499cm" style:line-height-at-least="0.741cm" fo:orphans="2" fo:widows="2" fo:text-indent="0cm" style:auto-text-indent="false"/>
      <style:text-properties fo:font-variant="normal" fo:text-transform="none" fo:color="#0a0a0a" style:font-name="Google Sans" fo:font-size="15pt" fo:letter-spacing="normal" fo:font-style="normal" fo:font-weight="bold"/>
    </style:style>
    <style:style style:name="P6" style:family="paragraph" style:parent-style-name="Standard">
      <style:paragraph-properties fo:margin-left="0cm" fo:margin-right="0cm" fo:margin-top="0cm" fo:margin-bottom="0.499cm" style:line-height-at-least="0.635cm" fo:orphans="2" fo:widows="2" fo:text-indent="0cm" style:auto-text-indent="false"/>
      <style:text-properties fo:font-variant="normal" fo:text-transform="none" fo:color="#0a0a0a" style:font-name="Google Sans" fo:font-size="12pt" fo:letter-spacing="normal" fo:font-style="normal" fo:font-weight="bold"/>
    </style:style>
    <style:style style:name="P7" style:family="paragraph" style:parent-style-name="Standard" style:list-style-name="L13">
      <style:paragraph-properties fo:margin-left="0cm" fo:margin-right="0cm" fo:margin-top="0cm" fo:margin-bottom="0cm" style:line-height-at-least="0.741cm" fo:orphans="2" fo:widows="2" fo:text-indent="0cm" style:auto-text-indent="false"/>
      <style:text-properties fo:font-variant="normal" fo:text-transform="none" fo:color="#0a0a0a" style:font-name="Google Sans" fo:font-size="15pt" fo:letter-spacing="normal" fo:font-style="normal" fo:font-weight="bold"/>
    </style:style>
    <style:style style:name="P8" style:family="paragraph" style:parent-style-name="Text_20_body" style:list-style-name="L1"/>
    <style:style style:name="P9" style:family="paragraph" style:parent-style-name="Text_20_body" style:list-style-name="L1">
      <style:text-properties style:font-name="Google Sans1"/>
    </style:style>
    <style:style style:name="P10" style:family="paragraph" style:parent-style-name="Text_20_body">
      <style:paragraph-properties fo:margin-left="0cm" fo:margin-right="0cm" fo:margin-top="0cm" fo:margin-bottom="0cm" style:line-height-at-least="0.635cm" fo:orphans="2" fo:widows="2" fo:text-indent="0cm" style:auto-text-indent="false"/>
    </style:style>
    <style:style style:name="P11" style:family="paragraph" style:parent-style-name="Text_20_body">
      <style:paragraph-properties fo:margin-left="0cm" fo:margin-right="0cm" fo:margin-top="0cm" fo:margin-bottom="0cm" style:line-height-at-least="0.741cm" fo:orphans="2" fo:widows="2" fo:text-indent="0cm" style:auto-text-indent="false"/>
      <style:text-properties fo:font-variant="normal" fo:text-transform="none" fo:color="#0a0a0a" style:font-name="Google Sans" fo:font-size="15pt" fo:letter-spacing="normal" fo:font-style="normal" fo:font-weight="bold"/>
    </style:style>
    <style:style style:name="P12" style:family="paragraph" style:parent-style-name="Text_20_body">
      <style:paragraph-properties fo:margin-left="0cm" fo:margin-right="0cm" fo:margin-top="0cm" fo:margin-bottom="0cm" style:line-height-at-least="0.635cm" fo:orphans="2" fo:widows="2" fo:text-indent="0cm" style:auto-text-indent="false"/>
      <style:text-properties fo:font-variant="normal" fo:text-transform="none" fo:color="#0a0a0a" style:font-name="Google Sans" fo:font-size="12pt" fo:letter-spacing="normal" fo:font-style="normal" fo:font-weight="normal"/>
    </style:style>
    <style:style style:name="P13" style:family="paragraph" style:parent-style-name="Text_20_body" style:list-style-name="L13">
      <style:paragraph-properties fo:margin-left="0cm" fo:margin-right="0cm" fo:margin-top="0cm" fo:margin-bottom="0cm" style:line-height-at-least="0.635cm" fo:orphans="2" fo:widows="2" fo:text-indent="0cm" style:auto-text-indent="false"/>
      <style:text-properties fo:font-variant="normal" fo:text-transform="none" fo:color="#0a0a0a" style:font-name="Google Sans" fo:font-size="12pt" fo:letter-spacing="normal" fo:font-style="normal" fo:font-weight="normal"/>
    </style:style>
    <style:style style:name="P14" style:family="paragraph" style:parent-style-name="Text_20_body">
      <style:paragraph-properties fo:margin-left="0cm" fo:margin-right="0cm" style:line-height-at-least="0.741cm" fo:orphans="2" fo:widows="2" fo:text-indent="0cm" style:auto-text-indent="false"/>
      <style:text-properties fo:font-variant="normal" fo:text-transform="none" fo:color="#0a0a0a" style:font-name="Google Sans" fo:font-size="15pt" fo:letter-spacing="normal" fo:font-style="normal" fo:font-weight="bold"/>
    </style:style>
    <style:style style:name="P15" style:family="paragraph" style:parent-style-name="Text_20_body">
      <style:paragraph-properties fo:margin-left="0cm" fo:margin-right="0cm" style:line-height-at-least="0.635cm" fo:orphans="2" fo:widows="2" fo:text-indent="0cm" style:auto-text-indent="false"/>
      <style:text-properties fo:font-variant="normal" fo:text-transform="none" fo:color="#0a0a0a" style:font-name="Google Sans" fo:font-size="12pt" fo:letter-spacing="normal" fo:font-style="normal" fo:font-weight="bold"/>
    </style:style>
    <style:style style:name="P16" style:family="paragraph" style:parent-style-name="Text_20_body">
      <style:paragraph-properties fo:margin-left="0cm" fo:margin-right="0cm" fo:margin-top="0cm" fo:margin-bottom="0.318cm" style:line-height-at-least="0.635cm" fo:orphans="2" fo:widows="2" fo:text-indent="0cm" style:auto-text-indent="false" fo:padding="0cm" fo:border="none"/>
    </style:style>
    <style:style style:name="P17" style:family="paragraph" style:parent-style-name="Text_20_body" style:list-style-name="L1">
      <style:paragraph-properties fo:margin-left="0cm" fo:margin-right="0cm" fo:margin-top="0cm" fo:margin-bottom="0.318cm" style:line-height-at-least="0.635cm" fo:orphans="2" fo:widows="2" fo:text-indent="0cm" style:auto-text-indent="false" fo:padding="0cm" fo:border="none"/>
    </style:style>
    <style:style style:name="P18" style:family="paragraph" style:parent-style-name="Text_20_body" style:list-style-name="L2">
      <style:paragraph-properties fo:margin-left="0cm" fo:margin-right="0cm" fo:margin-top="0cm" fo:margin-bottom="0.318cm" style:line-height-at-least="0.635cm" fo:orphans="2" fo:widows="2" fo:text-indent="0cm" style:auto-text-indent="false" fo:padding="0cm" fo:border="none"/>
    </style:style>
    <style:style style:name="P19" style:family="paragraph" style:parent-style-name="Text_20_body" style:list-style-name="L3">
      <style:paragraph-properties fo:margin-left="0cm" fo:margin-right="0cm" fo:margin-top="0cm" fo:margin-bottom="0.318cm" style:line-height-at-least="0.635cm" fo:orphans="2" fo:widows="2" fo:text-indent="0cm" style:auto-text-indent="false" fo:padding="0cm" fo:border="none"/>
    </style:style>
    <style:style style:name="P20" style:family="paragraph" style:parent-style-name="Text_20_body" style:list-style-name="L4">
      <style:paragraph-properties fo:margin-left="0cm" fo:margin-right="0cm" fo:margin-top="0cm" fo:margin-bottom="0.318cm" style:line-height-at-least="0.635cm" fo:orphans="2" fo:widows="2" fo:text-indent="0cm" style:auto-text-indent="false" fo:padding="0cm" fo:border="none"/>
    </style:style>
    <style:style style:name="P21" style:family="paragraph" style:parent-style-name="Text_20_body" style:list-style-name="L7">
      <style:paragraph-properties fo:margin-left="0cm" fo:margin-right="0cm" fo:margin-top="0cm" fo:margin-bottom="0.318cm" style:line-height-at-least="0.635cm" fo:orphans="2" fo:widows="2" fo:text-indent="0cm" style:auto-text-indent="false" fo:padding="0cm" fo:border="none"/>
    </style:style>
    <style:style style:name="P22" style:family="paragraph" style:parent-style-name="Text_20_body" style:list-style-name="L8">
      <style:paragraph-properties fo:margin-left="0cm" fo:margin-right="0cm" fo:margin-top="0cm" fo:margin-bottom="0.318cm" style:line-height-at-least="0.635cm" fo:orphans="2" fo:widows="2" fo:text-indent="0cm" style:auto-text-indent="false" fo:padding="0cm" fo:border="none"/>
    </style:style>
    <style:style style:name="P23" style:family="paragraph" style:parent-style-name="Text_20_body" style:list-style-name="L9">
      <style:paragraph-properties fo:margin-left="0cm" fo:margin-right="0cm" fo:margin-top="0cm" fo:margin-bottom="0.318cm" style:line-height-at-least="0.635cm" fo:orphans="2" fo:widows="2" fo:text-indent="0cm" style:auto-text-indent="false" fo:padding="0cm" fo:border="none"/>
    </style:style>
    <style:style style:name="P24" style:family="paragraph" style:parent-style-name="Text_20_body" style:list-style-name="L10">
      <style:paragraph-properties fo:margin-left="0cm" fo:margin-right="0cm" fo:margin-top="0cm" fo:margin-bottom="0.318cm" style:line-height-at-least="0.635cm" fo:orphans="2" fo:widows="2" fo:text-indent="0cm" style:auto-text-indent="false" fo:padding="0cm" fo:border="none"/>
    </style:style>
    <style:style style:name="P25" style:family="paragraph" style:parent-style-name="Text_20_body" style:list-style-name="L11">
      <style:paragraph-properties fo:margin-left="0cm" fo:margin-right="0cm" fo:margin-top="0cm" fo:margin-bottom="0.318cm" style:line-height-at-least="0.635cm" fo:orphans="2" fo:widows="2" fo:text-indent="0cm" style:auto-text-indent="false" fo:padding="0cm" fo:border="none"/>
    </style:style>
    <style:style style:name="P26" style:family="paragraph" style:parent-style-name="Text_20_body" style:list-style-name="L12">
      <style:paragraph-properties fo:margin-left="0cm" fo:margin-right="0cm" fo:margin-top="0cm" fo:margin-bottom="0.318cm" style:line-height-at-least="0.635cm" fo:orphans="2" fo:widows="2" fo:text-indent="0cm" style:auto-text-indent="false" fo:padding="0cm" fo:border="none"/>
    </style:style>
    <style:style style:name="P27" style:family="paragraph" style:parent-style-name="Text_20_body" style:list-style-name="L14">
      <style:paragraph-properties fo:margin-left="0cm" fo:margin-right="0cm" fo:margin-top="0cm" fo:margin-bottom="0.318cm" style:line-height-at-least="0.635cm" fo:orphans="2" fo:widows="2" fo:text-indent="0cm" style:auto-text-indent="false" fo:padding="0cm" fo:border="none"/>
    </style:style>
    <style:style style:name="P28" style:family="paragraph" style:parent-style-name="Text_20_body" style:list-style-name="L15">
      <style:paragraph-properties fo:margin-left="0cm" fo:margin-right="0cm" fo:margin-top="0cm" fo:margin-bottom="0.318cm" style:line-height-at-least="0.635cm" fo:orphans="2" fo:widows="2" fo:text-indent="0cm" style:auto-text-indent="false" fo:padding="0cm" fo:border="none"/>
    </style:style>
    <style:style style:name="P29" style:family="paragraph" style:parent-style-name="Text_20_body" style:list-style-name="L16">
      <style:paragraph-properties fo:margin-left="0cm" fo:margin-right="0cm" fo:margin-top="0cm" fo:margin-bottom="0.318cm" style:line-height-at-least="0.635cm" fo:orphans="2" fo:widows="2" fo:text-indent="0cm" style:auto-text-indent="false" fo:padding="0cm" fo:border="none"/>
    </style:style>
    <style:style style:name="P30" style:family="paragraph" style:parent-style-name="Text_20_body" style:list-style-name="L17">
      <style:paragraph-properties fo:margin-left="0cm" fo:margin-right="0cm" fo:margin-top="0cm" fo:margin-bottom="0.318cm" style:line-height-at-least="0.635cm" fo:orphans="2" fo:widows="2" fo:text-indent="0cm" style:auto-text-indent="false" fo:padding="0cm" fo:border="none"/>
    </style:style>
    <style:style style:name="P31" style:family="paragraph" style:parent-style-name="Text_20_body" style:list-style-name="L1">
      <style:paragraph-properties fo:margin-left="0cm" fo:margin-right="0cm" fo:margin-top="0cm" fo:margin-bottom="0.318cm" style:line-height-at-least="0.582cm" fo:orphans="2" fo:widows="2" fo:text-indent="0cm" style:auto-text-indent="false" fo:padding="0cm" fo:border="none" style:writing-mode="lr-tb"/>
    </style:style>
    <style:style style:name="P32" style:family="paragraph" style:list-style-name="L1"/>
    <style:style style:name="T1" style:family="text">
      <style:text-properties fo:font-variant="normal" fo:text-transform="none" fo:color="#0a0a0a" style:font-name="Google Sans" fo:font-size="12pt" fo:letter-spacing="normal" fo:font-style="normal" fo:font-weight="normal"/>
    </style:style>
    <style:style style:name="T2" style:family="text">
      <style:text-properties fo:font-variant="normal" fo:text-transform="none" fo:color="#0a0a0a" style:font-name="Google Sans" fo:font-size="12pt" fo:letter-spacing="normal" fo:font-style="normal" fo:font-weight="normal" style:font-weight-asian="normal" style:font-weight-complex="normal"/>
    </style:style>
    <style:style style:name="T3" style:family="text">
      <style:text-properties fo:font-variant="normal" fo:text-transform="none" fo:color="#0a0a0a" style:font-name="Google Sans" fo:font-size="12pt" fo:letter-spacing="normal" fo:font-style="normal" fo:font-weight="bold"/>
    </style:style>
    <style:style style:name="T4" style:family="text">
      <style:text-properties fo:font-variant="normal" fo:text-transform="none" fo:color="#0a0a0a" style:font-name="Google Sans" fo:font-size="12pt" fo:letter-spacing="normal" fo:font-style="italic" fo:font-weight="normal"/>
    </style:style>
    <style:style style:name="T5" style:family="text">
      <style:text-properties fo:font-variant="normal" fo:text-transform="none" fo:color="#0a0a0a" style:font-name="Google Sans1" fo:font-size="12pt" fo:letter-spacing="normal" fo:font-style="normal" fo:font-weight="normal" style:font-weight-asian="normal" style:font-weight-complex="normal"/>
    </style:style>
    <style:style style:name="T6" style:family="text">
      <style:text-properties fo:font-variant="normal" fo:text-transform="none" fo:color="#0a0a0a" style:font-name="Google Sans1" fo:font-size="12pt" fo:letter-spacing="normal" fo:font-style="normal" fo:font-weight="bold"/>
    </style:style>
    <style:style style:name="T7" style:family="text">
      <style:text-properties fo:font-variant="normal" fo:text-transform="none" fo:color="#0a0a0a" style:font-name="Google Sans1" fo:font-size="12pt" fo:letter-spacing="normal" fo:font-style="normal"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Google Sans1"/>
    </style:style>
    <style:style style:name="T11" style:family="text">
      <style:text-properties style:font-name="Google Sans1" fo:font-weight="normal" style:font-weight-asian="normal" style:font-weight-complex="normal"/>
    </style:style>
    <style:style style:name="T12" style:family="text">
      <style:text-properties style:font-name="Google Sans1"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vivienda en España como valor refugio – Memoria del Proyecto</text:p>
      <text:p text:style-name="P4"><text:span text:style-name="Strong_20_Emphasis"><text:span text:style-name="T3">(Eneko Ostolozaga – Data Analysis / EDA completo)</text:span></text:span></text:p>
      <text:p text:style-name="P4"><text:span text:style-name="Strong_20_Emphasis"><text:span text:style-name="T3"/></text:span></text:p>
      <text:p text:style-name="P3">1. Introducción</text:p>
      <text:p text:style-name="P4"><text:span text:style-name="T1">Este proyecto analiza la evolución del mercado inmobiliario español como activo de reserva de valor. A diferencia de un análisis convencional, este estudio busca desvincular el precio de la vivienda de la moneda (Euro/Dólar) para medir su valor real frente a activos refugio tradicionales como el </text:span><text:span text:style-name="Strong_20_Emphasis"><text:span text:style-name="T3">Oro</text:span></text:span><text:span text:style-name="T1">, evaluando su resistencia ante la inflación y los cambios en la política monetaria. Para ello analizaremos diferentes casuísticas como son los periodos de crísis económicas, el Euribor, el poder adquisitivo de la población, los alquileres, los tipos de adquisición (al contado o con hipoteca), la tendencia de la vivienda y el oro ante diferentes casuísticas y finalizaremos con una pequeña predicción de la evolución de los precios de la vivienda mediante una regresión lineal en base a todo lo anterior.</text:span></text:p>
      <text:p text:style-name="P5">2. Fuentes de datos utilizadas</text:p>
      <text:list xml:id="list288395672092646459" text:style-name="L1">
        <text:list-item>
          <text:p text:style-name="P17"><text:span text:style-name="Strong_20_Emphasis"><text:span text:style-name="T3">Precio oro: </text:span></text:span><text:span text:style-name="T1">Obtención de precios históricos diarios del Oro (GC=F) en dólares en la librería yfinance de Python.</text:span></text:p>
        </text:list-item>
        <text:list-item>
          <text:p text:style-name="P31"><text:span text:style-name="Strong_20_Emphasis"><text:span text:style-name="T3">Tipos de interes: </text:span></text:span><text:span text:style-name="Strong_20_Emphasis"><text:span text:style-name="T1"><text:s/>Obtención de los tipos de interes. Al haber utilizado el Euribor como referencia y no haber encontrado grandes problemas no me ha hecho falta contrastar con esta fuente.(</text:span></text:span><text:a xlink:type="simple" xlink:href="https://www.datawrapper.de/_/GfHbD/" text:style-name="Internet_20_link" text:visited-style-name="Visited_20_Internet_20_Link"><text:span text:style-name="Strong_20_Emphasis">https://www.datawrapper.de/_/GfHbD/</text:span></text:a><text:span text:style-name="Strong_20_Emphasis"><text:span text:style-name="T1">).</text:span></text:span></text:p>
        </text:list-item>
        <text:list-item>
          <text:p text:style-name="P8"><text:span text:style-name="Strong_20_Emphasis"><text:span text:style-name="T7">Alquiler de la vivienda:</text:span></text:span><text:span text:style-name="T11"> Datos obtenidos de la web idealista. He cogido los datos de la tabla y los he pasado a formato .csv para poder trabajarlos .(https://www.idealista.com/sala-de-prensa/informes-precio-vivienda/alquiler/historico/)</text:span></text:p>
        </text:list-item>
        <text:list-item>
          <text:p text:style-name="P8"><text:span text:style-name="T12">Compraventas: </text:span><text:span text:style-name="T10">"</text:span><text:a xlink:type="simple" xlink:href="https://www.ine.es/consul/serie.do?d=true&amp;s=ETDP377&amp;c=2&amp;" text:style-name="Internet_20_link" text:visited-style-name="Visited_20_Internet_20_Link"><text:span text:style-name="T10">https://www.ine.es/consul/serie.do?d=true&amp;s=ETDP377&amp;c=2&amp;</text:span></text:a><text:span text:style-name="T10">"</text:span></text:p>
        </text:list-item>
        <text:list-item>
          <text:p text:style-name="P9"><text:span text:style-name="T9">Euribor: </text:span><text:span text:style-name="T8">Datos recogidos de la web epdata. (</text:span>https://www.epdata.es/datos/euribor-hoy-evolucion-historica-euribor-mensual-estadisticas-datos-hipotecas-variables/502)</text:p>
        </text:list-item>
        <text:list-item>
          <text:p text:style-name="P9"><text:span text:style-name="T9">Precio vivienda m2:</text:span> Una vez más datos recogidos de la web idealista, bastante clave en mi proyecto. (https://www.idealista.com/sala-de-prensa/informes-precio-vivienda/venta/historico/)</text:p>
        </text:list-item>
        <text:list-item>
          <text:p text:style-name="P17"><text:span text:style-name="Strong_20_Emphasis"><text:span text:style-name="T3">IPC: </text:span></text:span><text:span text:style-name="Strong_20_Emphasis"><text:span text:style-name="T1">Datos extraidos de la web del INE. </text:span></text:span><text:span text:style-name="T10">(https://www.ine.es/dyngs/INEbase/es/operacion.htm?c=Estadistica_C&amp;cid=1254736152838&amp;menu=ultiDatos&amp;idp=1254735976607)</text:span></text:p>
        </text:list-item>
        <text:list-item>
          <text:p text:style-name="P17"><text:span text:style-name="Strong_20_Emphasis"><text:span text:style-name="T6">Poder Adquisitivo: </text:span></text:span><text:span text:style-name="Strong_20_Emphasis"><text:span text:style-name="T5">Datos del INE.</text:span></text:span> <text:span text:style-name="T10">(</text:span><text:a xlink:type="simple" xlink:href="https://www.ine.es/jaxiT3/Datos.htm?t=66199#_tabs-tabla" text:style-name="Internet_20_link" text:visited-style-name="Visited_20_Internet_20_Link"><text:span text:style-name="T10">https://www.ine.es/jaxiT3/Datos.htm?t=66199#_tabs-tabla</text:span></text:a><text:span text:style-name="T10">)</text:span></text:p>
        </text:list-item>
        <text:list-item>
          <text:p text:style-name="P17"><text:span text:style-name="T12">Hipotecas al contado: </text:span><text:span text:style-name="T10">Datos sacados directamente desde el portal idealista y añadidos mediante python “a mano”. (</text:span><text:a xlink:type="simple" xlink:href="https://www.idealista.com/news/inmobiliario/vivienda/2023/11/01/808981-las-provincias-del-mediterraneo-son-donde-se-compran-mas-casas-sin-hipoteca-segun" text:style-name="Internet_20_link" text:visited-style-name="Visited_20_Internet_20_Link"><text:span text:style-name="T10">https://www.idealista.com/news/inmobiliario/vivienda/2023/11/01/808981-las-provincias-del-mediterraneo-son-donde-se-compran-mas-casas-sin-hipoteca-segun</text:span></text:a><text:span text:style-name="T10">)</text:span></text:p>
        </text:list-item>
      </text:list>
      <text:p text:style-name="P11"><text:soft-page-break/>3. Proceso de Limpieza de Datos (Data Cleaning)</text:p>
      <text:p text:style-name="P12">El tratamiento de datos ha sido el núcleo del proyecto, enfrentando retos de divisas y formatos principalmente en fechas:</text:p>
      <text:p text:style-name="P14">3.1 Transformación de Activos Financieros</text:p>
      <text:list xml:id="list7364206670880813346" text:style-name="L2">
        <text:list-item>
          <text:p text:style-name="P18"><text:span text:style-name="Strong_20_Emphasis"><text:span text:style-name="T3">Conversión de Divisa: </text:span></text:span><text:span text:style-name="T1">Los precios del oro obtenidos de </text:span><text:span text:style-name="Emphasis"><text:span text:style-name="T4">yfinance </text:span></text:span><text:span text:style-name="T1">estaban en USD; se aplicó una transformación a </text:span><text:span text:style-name="Strong_20_Emphasis"><text:span text:style-name="T2">Euros</text:span></text:span><text:span text:style-name="Strong_20_Emphasis"><text:span text:style-name="T3"> </text:span></text:span><text:span text:style-name="T1">para permitir la comparativa con el mercado inmobiliario español.</text:span></text:p>
        </text:list-item>
        <text:list-item>
          <text:p text:style-name="P18"><text:span text:style-name="Strong_20_Emphasis"><text:span text:style-name="T3">Resample Temporal: </text:span></text:span><text:span text:style-name="T1">Al obtener datos diarios de bolsa, se agruparon para coincidir con la columna </text:span><text:span text:style-name="Strong_20_Emphasis"><text:span text:style-name="T2">"Anio"</text:span></text:span><text:span text:style-name="Strong_20_Emphasis"><text:span text:style-name="T3"> </text:span></text:span><text:span text:style-name="T1">generada para el resto de los datasets. Una de las mayores dificultades fue la falta de coherencia en las frecuencias de actualización de las fuentes. Mientras que algunos datasets presentaban </text:span><text:span text:style-name="Strong_20_Emphasis"><text:span text:style-name="T2">datos diarios</text:span></text:span><text:span text:style-name="T1">, otros se publicaban de forma </text:span><text:span text:style-name="Strong_20_Emphasis"><text:span text:style-name="T2">mensual</text:span></text:span><text:span text:style-name="Strong_20_Emphasis"><text:span text:style-name="T3"> </text:span></text:span><text:span text:style-name="T1"><text:s/>o incluso </text:span><text:span text:style-name="Strong_20_Emphasis"><text:span text:style-name="T2">anual</text:span></text:span><text:span text:style-name="T1">. </text:span></text:p>
        </text:list-item>
      </text:list>
      <text:p text:style-name="P14">3.2 Normalización y Métricas Calculadas</text:p>
      <text:list xml:id="list7776814153356843300" text:style-name="L3">
        <text:list-item>
          <text:p text:style-name="P19"><text:span text:style-name="Strong_20_Emphasis"><text:span text:style-name="T3">Variación Anual (%): </text:span></text:span><text:span text:style-name="T1">Se generó una columna de variación porcentual para todas las variables. Esto permite comparar activos con escalas de precios totalmente distintas (ej. precio m² vs. onza de oro), analizando su crecimiento relativo en lugar de sus valores brutos.</text:span></text:p>
        </text:list-item>
        <text:list-item>
          <text:p text:style-name="P19"><text:span text:style-name="Strong_20_Emphasis"><text:span text:style-name="T3">Ratio Vivienda/Oro: </text:span></text:span><text:span text:style-name="T1">Se creó la métrica </text:span><text:span text:style-name="Strong_20_Emphasis"><text:span text:style-name="T2">"Precio m² / Precio Onza de Oro"</text:span></text:span><text:span text:style-name="T1">. Este enfoque permite ver si la vivienda se encarece o abarata respecto al oro, eliminando el ruido inflacionario de las divisas.</text:span></text:p>
        </text:list-item>
      </text:list>
      <text:p text:style-name="P14">3.3 Tratamiento de Errores y Datos Externos</text:p>
      <text:list xml:id="list4909756524322307778" text:style-name="L4">
        <text:list-item>
          <text:p text:style-name="P20"><text:span text:style-name="Strong_20_Emphasis"><text:span text:style-name="T3">Corrección de IPC: </text:span></text:span><text:span text:style-name="T1">Limpieza de registros incorrectos en las series intermedias. En este caso, al ser métricas porcentuales (por ej. 4.00%) al pasar la escala y representarlo x100 (400 por ej.), ciertos datos estaban corrompidos y los 0 simplemente habían desaparecido. De esta forma tenía datos del estilo 4 o 41 en vez de 400 y 410. Dado que iba en unos intervalos muy marcados en los que era fácil sacar la lógica de qué había pasado, hice un bucle para resolver el problema en el que cualquier valor inicial inferior a 100 por ejemplo fuese multiplicado por 10 para devolverle el valor original.</text:span></text:p>
        </text:list-item>
        <text:list-item>
          <text:p text:style-name="P20"><text:span text:style-name="Strong_20_Emphasis"><text:span text:style-name="T3">Sustitución de Series: </text:span></text:span><text:span text:style-name="T1">Cambio de CSV en "Poder Adquisitivo" para cubrir el horizonte temporal completo. Una vez ya empezado a trabajar un CSV, a la hora de la comparativa me di cuenta que contaba con dos horizontes temporales distintos, de tal forma que me tenía que adaptar hasta el año en el que tenía datos y esto limitaba bastante mi análisis. Dicho esto opté por eliminar el primer csv y volver a buscar los datos y limpiarlos hasta dar con el horizonte temporal que necesitaba y que mejor encajaba con mi comparativa.</text:span></text:p>
        </text:list-item>
        <text:list-item>
          <text:p text:style-name="P20"><text:soft-page-break/><text:span text:style-name="Strong_20_Emphasis"><text:span text:style-name="T3">Data Enrichment:</text:span></text:span><text:span text:style-name="T1">Carga manual de datos de hipotecas al contado (Idealista) para cubrir lagunas informativas. Eran unos datos que no contemplé recoger antes del análisis y se me ocurrió que sería interesante añadir vistas las conclusiones a las que fui llegando a medida que iba tratando y correlacionando los diferentes datos. En este caso al ser una muestra bastante pequeña de datos sacada directamente del portal idealista, en vez de volver a crear un csv, limpiarlo, importarlo y hacer un merge, decidí que era más práctico añadir “a mano” una variable que tuviese esos datos y hacer así directamente la comparativa.</text:span></text:p>
        </text:list-item>
      </text:list>
      <text:p text:style-name="P11">4. Exploratory Data Analysis (EDA)</text:p>
      <text:p text:style-name="P11"/>
      <text:p text:style-name="P3">4.1. Vivienda vs. Inflación y Poder Adquisitivo</text:p>
      <text:list xml:id="list5088836193207098880" text:style-name="L9">
        <text:list-item>
          <text:p text:style-name="P23"><text:span text:style-name="Strong_20_Emphasis"><text:span text:style-name="T3">Cubre la Vivienda la Inflación? (Comparativa de Variación Anual): </text:span></text:span><text:span text:style-name="T1">Este análisis permite verificar si el sector inmobiliario actúa como cobertura (</text:span><text:span text:style-name="Emphasis"><text:span text:style-name="T4">hedge</text:span></text:span><text:span text:style-name="T1">) contra la pérdida de valor del dinero. Se observa cómo el crecimiento del precio del m² tiende a pivotar sobre el IPC, batiéndolo en periodos de expansión y demostrando que el ladrillo preserva el valor real mejor que el ahorro líquido.</text:span></text:p>
        </text:list-item>
        <text:list-item>
          <text:p text:style-name="P23"><text:span text:style-name="Strong_20_Emphasis"><text:span text:style-name="T3">Poder Adquisitivo Real (¿Cuántas onzas de Oro cuesta 1 m²?): </text:span></text:span><text:span text:style-name="Strong_20_Emphasis"><text:span text:style-name="T1">Al "desmonetizar" la vivienda y medirla en oro, eliminamos el ruido inflacionario del euro para observar la fuerza relativa de ambos activos. Este gráfico revela la preferencia del inversor: una tendencia bajista (se necesitan menos onzas para comprar el mismo m²) indica que el </text:span></text:span><text:span text:style-name="Strong_20_Emphasis"><text:span text:style-name="T2">capital está fluyendo con más intensidad hacia el oro</text:span></text:span><text:span text:style-name="Strong_20_Emphasis"><text:span text:style-name="T1">, aumentando su valor por encima del inmobiliario. Es el indicador definitivo para determinar cuál de los dos "valores refugio" está ganando la batalla por preservar el patrimonio en cada ciclo económico. </text:span></text:span></text:p>
        </text:list-item>
        <text:list-item>
          <text:p text:style-name="P23"><text:span text:style-name="Strong_20_Emphasis"><text:span text:style-name="T3">Vivienda vs. Oro (Dos caras de un mismo Refugio): </text:span></text:span><text:span text:style-name="T1">Comparativa de correlación entre los dos activos refugio por excelencia. Permite identificar momentos de huida hacia la seguridad <text:s/>y cómo ambos activos suelen reaccionar de forma similar ante crisis de confianza sistémica.</text:span></text:p>
        </text:list-item>
      </text:list>
      <text:p text:style-name="P14">4.2. El Factor Financiero y el Euríbor (Análisis de Resiliencia)</text:p>
      <text:list xml:id="list4509480245547574877" text:style-name="L10">
        <text:list-item>
          <text:p text:style-name="P24"><text:span text:style-name="Strong_20_Emphasis"><text:span text:style-name="T3">El Impacto del Euríbor / Evolución del Precio vs. Euríbor: </text:span></text:span><text:span text:style-name="T1">Este análisis de resiliencia es clave: muestra cómo, a pesar del endurecimiento de la política monetaria y el encarecimiento de las hipotecas, el precio de la vivienda no siempre corrige proporcionalmente, sugiriendo una demanda no dependiente de financiación (inversores al contado).</text:span></text:p>
        </text:list-item>
        <text:list-item>
          <text:p text:style-name="P24"><text:span text:style-name="Strong_20_Emphasis"><text:span text:style-name="T3">Dispersión (Euríbor vs. Precio m²): </text:span></text:span><text:span text:style-name="T1">Este diagrama de dispersión busca la correlación negativa teórica (a más Euríbor, menos precio). Si los puntos no forman una línea clara </text:span><text:soft-page-break/><text:span text:style-name="T1">descendente, confirmamos la tesis de la vivienda como valor refugio que se desacopla del coste del crédito.</text:span></text:p>
        </text:list-item>
        <text:list-item>
          <text:p text:style-name="P24"><text:span text:style-name="Strong_20_Emphasis"><text:span text:style-name="T3">Vivienda en España (Impacto de la Financiación y Resiliencia): </text:span></text:span><text:span text:style-name="T1">Se analiza el volumen de hipotecas frente al precio. La baja sensibilidad del precio ante la caída de concesión de préstamos subraya la fortaleza del activo como destino de capital embalsamado.</text:span></text:p>
        </text:list-item>
      </text:list>
      <text:p text:style-name="P14">4.3. La Vivienda como Activo de Inversión y Rentabilidad</text:p>
      <text:list xml:id="list7210488467276269177" text:style-name="L11">
        <text:list-item>
          <text:p text:style-name="P25"><text:span text:style-name="Strong_20_Emphasis"><text:span text:style-name="T3">Rentabilidad vs. Coste del Dinero: </text:span></text:span><text:span text:style-name="T1">Comparamos el </text:span><text:span text:style-name="Emphasis"><text:span text:style-name="T4">yield </text:span></text:span><text:span text:style-name="T1">(rentabilidad por alquiler) frente al tipo de interés libre de riesgo. Este gráfico explica por qué el capital fluye hacia la vivienda: mientras la rentabilidad del alquiler supere el coste de financiación o la deuda pública, el incentivo inversor se mantiene activo.</text:span></text:p>
        </text:list-item>
        <text:list-item>
          <text:p text:style-name="P25"><text:span text:style-name="Strong_20_Emphasis"><text:span text:style-name="T3">La Gran Brecha (Venta vs. Alquiler vs. Euríbor): </text:span></text:span><text:span text:style-name="T1">Visualiza la divergencia de velocidades. Mientras el Euríbor es volátil, el alquiler muestra una rigidez al alza mucho más marcada que el precio de venta, lo que tensiona el mercado pero beneficia al propietario.</text:span></text:p>
        </text:list-item>
      </text:list>
      <text:p text:style-name="P14">4.4. Esfuerzo Social y Proyecciones Futuras</text:p>
      <text:list xml:id="list5801501056973675054" text:style-name="L12">
        <text:list-item>
          <text:p text:style-name="P26"><text:span text:style-name="Strong_20_Emphasis"><text:span text:style-name="T3">Ratio de Esfuerzo Salarial Real (2009-2025): </text:span></text:span><text:span text:style-name="T1">Es el indicador de sostenibilidad social. Muestra qué porcentaje del salario neto se destina al pago de la vivienda. Una tendencia ascendente aquí explica la barrera de entrada para los jóvenes y la consolidación de la vivienda en manos de rentistas.</text:span></text:p>
        </text:list-item>
        <text:list-item>
          <text:p text:style-name="P26"><text:span text:style-name="Strong_20_Emphasis"><text:span text:style-name="T3">Vivienda: El Refugio del Capital (2019-2023): </text:span></text:span><text:span text:style-name="T1">Un zoom al periodo de pandemia e inflación post-COVID. Analiza cómo el ahorro acumulado durante el confinamiento se volcó en el sector inmobiliario para protegerse de la inyección masiva de liquidez en el sistema.</text:span></text:p>
        </text:list-item>
        <text:list-item>
          <text:p text:style-name="P26"><text:span text:style-name="Strong_20_Emphasis"><text:span text:style-name="T3">Proyección de Precios 2027 (La Vivienda ante diferentes crisis): </text:span></text:span><text:span text:style-name="T1">Basado en modelos predictivos, este gráfico simula el comportamiento del activo ante escenarios de recesión o estabilidad, proyectando su trayectoria como salvaguarda patrimonial en el medio plazo.</text:span></text:p>
        </text:list-item>
      </text:list>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4"><text:soft-page-break/>5. Dificultades encontradas</text:p>
      <text:list xml:id="list4286155727893562236" text:style-name="L7">
        <text:list-item>
          <text:p text:style-name="P21"><text:span text:style-name="Strong_20_Emphasis"><text:span text:style-name="T3">Arbitraje de Divisas: </text:span></text:span><text:span text:style-name="T1">La necesidad de convertir los datos de </text:span><text:span text:style-name="Emphasis"><text:span text:style-name="T4">yfinance </text:span></text:span><text:span text:style-name="T1">para que fuesen comparables con el mercado local.</text:span></text:p>
        </text:list-item>
        <text:list-item>
          <text:p text:style-name="P21"><text:span text:style-name="Strong_20_Emphasis"><text:span text:style-name="T3">Escalabilidad: </text:span></text:span><text:span text:style-name="T1">Comparar precios brutos no era significativo, lo que obligó a replantear el EDA hacia un enfoque de variación anual para entender las tendencias.</text:span></text:p>
        </text:list-item>
        <text:list-item>
          <text:p text:style-name="P21"><text:span text:style-name="Strong_20_Emphasis"><text:span text:style-name="T3">Integración de Datos Dispares: </text:span></text:span><text:span text:style-name="T1">Unificar datos diarios (bolsa), mensuales (IPC) y anuales (vivienda) entre sí.</text:span></text:p>
        </text:list-item>
        <text:list-item>
          <text:p text:style-name="P21"><text:span text:style-name="Strong_20_Emphasis"><text:span text:style-name="T3">Inconsistencia en los delimitadores: </text:span></text:span><text:span text:style-name="T1">Se detectó el uso arbitrario de comas, puntos y comas o tabuladores según la fuente, lo que obligó a realizar una configuración manual de los parámetros de lectura para evitar el desplazamiento de columnas.</text:span></text:p>
        </text:list-item>
      </text:list>
      <text:list xml:id="list4589451653900735768" text:style-name="L8">
        <text:list-item>
          <text:p text:style-name="P22"><text:span text:style-name="Strong_20_Emphasis"><text:span text:style-name="T3">Conflictos de codificación (Encoding): </text:span></text:span><text:span text:style-name="T1">Muchos archivos no utilizaban el estándar </text:span><text:span text:style-name="Strong_20_Emphasis"><text:span text:style-name="T2">UTF-8</text:span></text:span><text:span text:style-name="T1">, generando errores de lectura en caracteres especiales. Esto fue especialmente crítico con el </text:span><text:span text:style-name="Strong_20_Emphasis"><text:span text:style-name="T2">símbolo del euro (€)</text:span></text:span><text:span text:style-name="Strong_20_Emphasis"><text:span text:style-name="T3"> </text:span></text:span><text:span text:style-name="T1">, que en varios casos llegaron a corromper la estructura del archivo, exigiendo una re-codificación previa a la importación.</text:span></text:p>
          <text:p text:style-name="P22"><text:span text:style-name="T1"/></text:p>
        </text:list-item>
      </text:list>
      <text:p text:style-name="Horizontal_20_Line"/>
      <text:list xml:id="list8123457406584538987" text:style-name="L13">
        <text:list-header>
          <text:p text:style-name="P7">6. Conclusiones: La Vivienda como Valor Refugio Inexpugnable</text:p>
        </text:list-header>
      </text:list>
      <text:p text:style-name="P4"><text:span text:style-name="T1">Tras el análisis exploratorio de datos (EDA), los resultados confirman que el mercado inmobiliario español ha mutado de un bien de uso a un </text:span><text:span text:style-name="Strong_20_Emphasis"><text:span text:style-name="T3">activo financiero estratégico</text:span></text:span><text:span text:style-name="T1">. Las principales conclusiones derivadas de la evidencia estadística son:</text:span></text:p>
      <text:p text:style-name="P6">6.1. Resiliencia y Cobertura Inflacionaria</text:p>
      <text:list xml:id="list1611143012017126223" text:style-name="L14">
        <text:list-item>
          <text:p text:style-name="P27"><text:span text:style-name="Strong_20_Emphasis"><text:span text:style-name="T3">Superación del IPC: </text:span></text:span><text:span text:style-name="T1">El precio de la vivienda ha demostrado de forma consistente una revalorización superior a la inflación. Esto la posiciona como una de las herramientas de cobertura (</text:span><text:span text:style-name="Emphasis"><text:span text:style-name="T4">hedge</text:span></text:span><text:span text:style-name="T1">) preferidas por el capital para mantener el poder adquisitivo real.</text:span></text:p>
        </text:list-item>
        <text:list-item>
          <text:p text:style-name="P27"><text:span text:style-name="Strong_20_Emphasis"><text:span text:style-name="T3">Vivienda vs. Oro: </text:span></text:span><text:span text:style-name="T1">Existe una correlación alcista muy estrecha entre ambos activos. Sin embargo, el análisis de "onzas de oro por m²" sugiere que, en periodos de incertidumbre, el capital fluye con tal intensidad hacia el oro que este puede llegar a superar al ladrillo en velocidad de apreciación, obligando al inversor a elegir entre los dos refugios más sólidos del sistema.</text:span></text:p>
        </text:list-item>
      </text:list>
      <text:p text:style-name="P15">6.2. El Factor Euríbor: Correlación vs. Desacople</text:p>
      <text:list xml:id="list4567346251119191618" text:style-name="L15">
        <text:list-item>
          <text:p text:style-name="P28"><text:span text:style-name="Strong_20_Emphasis"><text:span text:style-name="T3">Resiliencia del Precio: </text:span></text:span><text:span text:style-name="T1">A pesar de la subida de los tipos de interés, el precio de venta se mantiene al alza, desafiando la teoría económica clásica. La alta </text:span><text:span text:style-name="Strong_20_Emphasis"><text:span text:style-name="T3">correlación Euríbor vs. Precio (0.79) </text:span></text:span><text:span text:style-name="T1">refleja que el mercado ya no depende exclusivamente de la financiación bancaria, sino del capital embalsamado.</text:span></text:p>
        </text:list-item>
        <text:list-item>
          <text:p text:style-name="P28"><text:soft-page-break/><text:span text:style-name="Strong_20_Emphasis"><text:span text:style-name="T3">La Paradoja de las Ventas: </text:span></text:span><text:span text:style-name="T1">La </text:span><text:span text:style-name="Strong_20_Emphasis"><text:span text:style-name="T3">correlación Ventas vs. Precio (0.65) </text:span></text:span><text:span text:style-name="T1">indica que, aunque el volumen de transacciones pueda resentirse por el coste del crédito, el precio no cae. Solo el </text:span><text:span text:style-name="Strong_20_Emphasis"><text:span text:style-name="T3">comprador con ahorro previo </text:span></text:span><text:span text:style-name="T1">sostiene el mercado, evitando ajustes a la baja y desplazando al comprador hipotecario tradicional.</text:span></text:p>
        </text:list-item>
      </text:list>
      <text:p text:style-name="P15">6.3. El Mercado del Alquiler como Motor de Rentabilidad</text:p>
      <text:list xml:id="list6469261097966777955" text:style-name="L16">
        <text:list-item>
          <text:p text:style-name="P29"><text:span text:style-name="Strong_20_Emphasis"><text:span text:style-name="T3">Independencia del Ciclo: </text:span></text:span><text:span text:style-name="T1">El alquiler muestra una tendencia alcista imperturbable, incluso cuando la subida del precio de venta se modera. Esto garantiza un </text:span><text:span text:style-name="Strong_20_Emphasis"><text:span text:style-name="T3">margen de rentabilidad creciente </text:span></text:span><text:span text:style-name="T1">para el inversor.</text:span></text:p>
        </text:list-item>
        <text:list-item>
          <text:p text:style-name="P29"><text:span text:style-name="Strong_20_Emphasis"><text:span text:style-name="T3">Lección del 2008: </text:span></text:span><text:span text:style-name="T1">El análisis histórico muestra que solo cuando el "coste del dinero" igualó la rentabilidad del alquiler (2007-2008), el sistema colapsó. En el ciclo actual, el margen de beneficio sigue siendo lo suficientemente amplio como para atraer capital masivo, independientemente del volumen de compraventas.</text:span></text:p>
        </text:list-item>
      </text:list>
      <text:p text:style-name="P15">6.4. El Desafío de la Accesibilidad (Zona Roja)</text:p>
      <text:list xml:id="list8268072562599341435" text:style-name="L17">
        <text:list-item>
          <text:p text:style-name="P30"><text:span text:style-name="Strong_20_Emphasis"><text:span text:style-name="T3">Ratio de Esfuerzo Crítico: </text:span></text:span><text:span text:style-name="T1">Volvemos a entrar en niveles de tensión extrema. La mediana de la población requiere </text:span><text:span text:style-name="Strong_20_Emphasis"><text:span text:style-name="T3">más de 7 sueldos anuales íntegros </text:span></text:span><text:span text:style-name="T1">para adquirir una vivienda, situando al mercado en "zona roja".</text:span></text:p>
        </text:list-item>
        <text:list-item>
          <text:p text:style-name="P30"><text:span text:style-name="Strong_20_Emphasis"><text:span text:style-name="T3">Anticipación y Refugio: </text:span></text:span><text:span text:style-name="T1">Los datos de 2021-22 revelan una fase de </text:span><text:span text:style-name="Strong_20_Emphasis"><text:span text:style-name="T3">anticipación</text:span></text:span><text:span text:style-name="T1">, donde las ventas subieron para esquivar la inflación inminente. En 2023, con el Euríbor ya en niveles altos, la vivienda se consolidó como el </text:span><text:span text:style-name="Strong_20_Emphasis"><text:span text:style-name="T3">refugio real</text:span></text:span><text:span text:style-name="T1">, donde el precio se desacopla de la capacidad de financiación de la clase media.</text:span></text:p>
        </text:list-item>
      </text:list>
      <text:p text:style-name="P10"><text:span text:style-name="Strong_20_Emphasis"><text:span text:style-name="T3">En conclusión</text:span></text:span><text:span text:style-name="T1">, la vivienda en España ha dejado de responder a la lógica de los salarios para responder a la </text:span><text:span text:style-name="Strong_20_Emphasis"><text:span text:style-name="T3">lógica del capital</text:span></text:span><text:span text:style-name="T1">. Se confirma la hipótesis inicial: es un valor refugio que, ante crisis de inflación o tipos, prioriza la rentabilidad del inversor sobre la accesibilidad del ciudadano.</text:span></text:p>
      <text:list xml:id="list33292885" text:continue-list="list8123457406584538987" text:style-name="L13">
        <text:list-header>
          <text:p text:style-name="P13"/>
        </text:list-header>
      </text:list>
      <text:p text:style-name="Horizontal_20_Line"/>
      <text:p text:style-name="Text_20_body"><text:lin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Google Sans" svg:font-family="'Google Sans', Arial, sans-serif"/>
    <style:font-face style:name="OpenSymbol" svg:font-family="OpenSymbol"/>
    <style:font-face style:name="Google Sans1" svg:font-family="'Google Sans', Arial, sans-serif"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4-10T18:42:27.01</meta:creation-date>
    <dc:date>2026-04-11T12:28:08.10</dc:date>
    <meta:editing-duration>PT2H23M30S</meta:editing-duration>
    <meta:editing-cycles>4</meta:editing-cycles>
    <meta:generator>OpenOffice/4.1.16$Win32 OpenOffice.org_project/4116m3$Build-9816</meta:generator>
    <meta:document-statistic meta:table-count="0" meta:image-count="0" meta:object-count="0" meta:page-count="6" meta:paragraph-count="64" meta:word-count="2055" meta:character-count="13411"/>
  </office:meta>
</office:document-meta>
</file>